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</style:style>
    <style:style style:name="T23_1" style:family="text">
      <style:text-properties fo:font-size="28pt" style:font-size-asian="28pt" style:font-size-complex="28pt" fo:font-weight="bold" style:font-weight-asian="bold" style:font-weight-complex="bold"/>
    </style:style>
    <style:style style:name="T23_2" style:family="text">
      <style:text-properties fo:font-size="28pt" style:font-size-asian="28pt" style:font-size-complex="28pt" fo:font-weight="bold" style:font-weight-asian="bold" style:font-weight-complex="bold"/>
    </style:style>
    <style:style style:name="T23_3" style:family="text">
      <style:text-properties fo:font-size="28pt" style:font-size-asian="28pt" style:font-size-complex="28pt" fo:font-weight="bold" style:font-weight-asian="bold" style:font-weight-complex="bold"/>
    </style:style>
    <style:style style:name="T23_4" style:family="text">
      <style:text-properties fo:font-size="28pt" style:font-size-asian="28pt" style:font-size-complex="28pt" fo:font-weight="bold" style:font-weight-asian="bold" style:font-weight-complex="bold"/>
    </style:style>
    <style:style style:name="T2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695cm" fo:margin-left="0.19cm"/>
    </style:style>
    <style:style style:name="Column1" style:family="table-column">
      <style:table-column-properties style:column-width="5.345cm"/>
    </style:style>
    <style:style style:name="Column2" style:family="table-column">
      <style:table-column-properties style:column-width="5.76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011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50%" style:writing-mode="lr-tb"/>
    </style:style>
    <style:style style:name="P4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50%" fo:margin-bottom="0cm" style:writing-mode="lr-tb"/>
    </style:style>
    <style:style style:name="T59_1" style:family="text">
      <style:text-properties fo:font-size="28pt" style:font-size-asian="28pt" style:font-size-complex="28pt" fo:font-weight="bold" style:font-weight-asian="bold" style:font-weight-complex="bold"/>
    </style:style>
    <style:style style:name="P60" style:family="paragraph" style:parent-style-name="Standard">
      <style:paragraph-properties fo:break-before="auto" fo:text-indent="0cm" fo:line-height="107%" fo:margin-left="0.635cm" style:writing-mode="lr-tb"/>
    </style:style>
    <style:style style:name="T60_1" style:family="text"/>
    <style:style style:name="T60_2" style:family="text">
      <style:text-properties fo:color="#1155cc" style:text-underline-style="solid" style:text-underline-color="font-color"/>
    </style:style>
    <style:style style:name="T60_3" style:family="text"/>
    <style:style style:name="T60_4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text-indent="0cm" fo:line-height="107%" fo:margin-left="0.635cm" style:writing-mode="lr-tb"/>
    </style:style>
    <style:style style:name="T61_1" style:family="text"/>
    <style:style style:name="T61_2" style:family="text">
      <style:text-properties fo:color="#1155cc" style:text-underline-style="solid" style:text-underline-color="font-color"/>
    </style:style>
    <style:style style:name="T61_3" style:family="text"/>
    <style:style style:name="T61_4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text-indent="0cm" fo:line-height="107%" fo:margin-left="0.635cm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P63" style:family="paragraph" style:parent-style-name="Heading_20_1">
      <style:paragraph-properties fo:break-before="auto" fo:line-height="107%" style:writing-mode="lr-tb"/>
    </style:style>
    <style:style style:name="P64" style:family="paragraph" style:parent-style-name="Heading_20_1">
      <style:paragraph-properties fo:break-before="auto" fo:line-height="107%" style:writing-mode="lr-tb"/>
    </style:style>
    <style:style style:name="P65" style:family="paragraph" style:parent-style-name="Heading_20_1">
      <style:paragraph-properties fo:break-before="auto" fo:line-height="107%" style:writing-mode="lr-tb"/>
    </style:style>
    <style:style style:name="P66" style:family="paragraph" style:parent-style-name="Heading_20_1">
      <style:paragraph-properties fo:break-before="auto" fo:line-height="107%" style:writing-mode="lr-tb"/>
    </style:style>
    <style:style style:name="P67" style:family="paragraph" style:parent-style-name="Heading_20_1">
      <style:paragraph-properties fo:break-before="auto" fo:line-height="107%" style:writing-mode="lr-tb"/>
    </style:style>
    <style:style style:name="P68" style:family="paragraph" style:parent-style-name="Heading_20_1">
      <style:paragraph-properties fo:break-before="auto" fo:line-height="107%" style:writing-mode="lr-tb"/>
    </style:style>
    <style:style style:name="P69" style:family="paragraph" style:parent-style-name="Heading_20_1">
      <style:paragraph-properties fo:break-before="auto" fo:line-height="107%" style:writing-mode="lr-tb"/>
    </style:style>
    <style:style style:name="P70" style:family="paragraph" style:parent-style-name="Heading_20_1">
      <style:paragraph-properties fo:break-before="auto" fo:line-height="107%" style:writing-mode="lr-tb"/>
    </style:style>
    <style:style style:name="P71" style:family="paragraph" style:parent-style-name="Heading_20_1">
      <style:paragraph-properties fo:break-before="auto" fo:line-height="107%" style:writing-mode="lr-tb"/>
    </style:style>
    <style:style style:name="P72" style:family="paragraph" style:parent-style-name="Heading_20_1">
      <style:paragraph-properties fo:break-before="auto" fo:line-height="107%" style:writing-mode="lr-tb"/>
    </style:style>
    <style:style style:name="P73" style:family="paragraph" style:parent-style-name="Heading_20_1">
      <style:paragraph-properties fo:break-before="auto" fo:line-height="107%" style:writing-mode="lr-tb"/>
    </style:style>
    <style:style style:name="P74" style:family="paragraph" style:parent-style-name="Heading_20_1">
      <style:paragraph-properties fo:break-before="auto" fo:line-height="107%" style:writing-mode="lr-tb"/>
    </style:style>
    <style:style style:name="P75" style:family="paragraph" style:parent-style-name="Heading_20_1">
      <style:paragraph-properties fo:break-before="auto" fo:line-height="107%" style:writing-mode="lr-tb"/>
    </style:style>
    <style:style style:name="P76" style:family="paragraph" style:parent-style-name="Heading_20_1">
      <style:paragraph-properties fo:break-before="auto" fo:line-height="107%" style:writing-mode="lr-tb"/>
    </style:style>
    <style:style style:name="T76_1" style:family="text">
      <style:text-properties fo:color="#000000" fo:font-weight="bold" style:font-weight-asian="bold" style:font-weight-complex="bold"/>
    </style:style>
    <style:style style:name="T76_2" style:family="text">
      <style:text-properties fo:color="#000000"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line-height="150%" fo:margin-bottom="0.37cm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/>
    <style:style style:name="P78" style:family="paragraph" style:parent-style-name="Heading_20_1">
      <style:paragraph-properties fo:break-before="auto" fo:line-height="107%" style:writing-mode="lr-tb"/>
    </style:style>
    <style:style style:name="T78_1" style:family="text">
      <style:text-properties fo:color="#000000" fo:font-weight="bold" style:font-weight-asian="bold" style:font-weight-complex="bold"/>
    </style:style>
    <style:style style:name="T78_2" style:family="text">
      <style:text-properties fo:color="#000000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text-indent="1.249cm" fo:line-height="150%" fo:margin-bottom="0.37cm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P80" style:family="paragraph" style:parent-style-name="Heading_20_1">
      <style:paragraph-properties fo:break-before="auto" fo:line-height="107%" style:writing-mode="lr-tb"/>
    </style:style>
    <style:style style:name="T80_1" style:family="text">
      <style:text-properties fo:color="#000000" fo:font-weight="bold" style:font-weight-asian="bold" style:font-weight-complex="bold"/>
    </style:style>
    <style:style style:name="T80_2" style:family="text">
      <style:text-properties fo:color="#000000" fo:font-weight="bold" style:font-weight-asian="bold" style:font-weight-complex="bold"/>
    </style:style>
    <style:style style:name="P81" style:family="paragraph" style:parent-style-name="Standard">
      <style:paragraph-properties fo:break-before="auto" fo:line-height="107%" style:writing-mode="lr-tb"/>
    </style:style>
    <style:style style:name="T81_1" style:family="text">
      <style:text-properties fo:font-size="12pt" style:font-size-asian="12pt" style:font-size-complex="12pt" fo:font-weight="bold" style:font-weight-asian="bold" style:font-weight-complex="bold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T81_19" style:family="text">
      <style:text-properties fo:font-size="12pt" style:font-size-asian="12pt" style:font-size-complex="12pt"/>
    </style:style>
    <style:style style:name="T81_20" style:family="text">
      <style:text-properties fo:font-size="12pt" style:font-size-asian="12pt" style:font-size-complex="12pt"/>
    </style:style>
    <style:style style:name="T81_21" style:family="text">
      <style:text-properties fo:font-size="12pt" style:font-size-asian="12pt" style:font-size-complex="12pt"/>
    </style:style>
    <style:style style:name="T81_22" style:family="text">
      <style:text-properties fo:font-size="12pt" style:font-size-asian="12pt" style:font-size-complex="12pt"/>
    </style:style>
    <style:style style:name="T81_23" style:family="text">
      <style:text-properties fo:font-size="12pt" style:font-size-asian="12pt" style:font-size-complex="12pt"/>
    </style:style>
    <style:style style:name="T81_24" style:family="text">
      <style:text-properties fo:font-size="12pt" style:font-size-asian="12pt" style:font-size-complex="12pt"/>
    </style:style>
    <style:style style:name="T81_25" style:family="text">
      <style:text-properties fo:font-size="12pt" style:font-size-asian="12pt" style:font-size-complex="12pt"/>
    </style:style>
    <style:style style:name="T81_26" style:family="text">
      <style:text-properties fo:font-size="12pt" style:font-size-asian="12pt" style:font-size-complex="12pt"/>
    </style:style>
    <style:style style:name="T81_27" style:family="text"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SGB</text:span><text:span text:style-name="T14_2">_</text:span><text:span text:style-name="T14_3">TEMPL</text:span><text:span text:style-name="T14_4">_</text:span><text:span text:style-name="T14_5">TemplateRelatorioSonar</text:span></text:p>
      <text:p text:style-name="P15"><text:span text:style-name="T15_1">Versão</text:span><text:span text:style-name="T15_2"><text:s/>0.1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Histórico</text:span><text:span text:style-name="T23_2"><text:s/></text:span><text:span text:style-name="T23_3">de</text:span><text:span text:style-name="T23_4"><text:s/></text:span><text:span text:style-name="T2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Nome</text:span></text:p>
          </table:table-cell>
          <table:table-cell table:style-name="Cell2">
            <text:p text:style-name="P25"><text:span text:style-name="T25_1">Alterações</text:span></text:p>
          </table:table-cell>
          <table:table-cell table:style-name="Cell3">
            <text:p text:style-name="P26"><text:span text:style-name="T26_1">Data</text:span></text:p>
          </table:table-cell>
          <table:table-cell table:style-name="Cell4">
            <text:p text:style-name="P27"><text:span text:style-name="T27_1">Versão</text:span></text:p>
          </table:table-cell>
        </table:table-row>
        <table:table-row table:style-name="Row2">
          <table:table-cell table:style-name="Cell5">
            <text:p text:style-name="P28"><text:span text:style-name="T28_1">Bruno</text:span><text:span text:style-name="T28_2"><text:s/></text:span><text:span text:style-name="T28_3">Pereira</text:span><text:span text:style-name="T28_4"><text:s/></text:span><text:span text:style-name="T28_5">Maia</text:span></text:p>
          </table:table-cell>
          <table:table-cell table:style-name="Cell6">
            <text:p text:style-name="P29"><text:span text:style-name="T29_1">Criação</text:span><text:span text:style-name="T29_2"><text:s/></text:span><text:span text:style-name="T29_3">do</text:span><text:span text:style-name="T29_4"><text:s/></text:span><text:span text:style-name="T29_5">Documento</text:span></text:p>
          </table:table-cell>
          <table:table-cell table:style-name="Cell7">
            <text:p text:style-name="P30"><text:span text:style-name="T30_1">14/12/2012</text:span></text:p>
          </table:table-cell>
          <table:table-cell table:style-name="Cell8">
            <text:p text:style-name="P31"><text:span text:style-name="T31_1">0.1</text:span></text:p>
          </table:table-cell>
        </table:table-row>
        <table:table-row table:style-name="Row3">
          <table:table-cell table:style-name="Cell9">
            <text:p text:style-name="P32"/>
          </table:table-cell>
          <table:table-cell table:style-name="Cell10">
            <text:p text:style-name="P33"/>
          </table:table-cell>
          <table:table-cell table:style-name="Cell11">
            <text:p text:style-name="P34"/>
          </table:table-cell>
          <table:table-cell table:style-name="Cell12">
            <text:p text:style-name="P35"/>
          </table:table-cell>
        </table:table-row>
        <table:table-row table:style-name="Row4">
          <table:table-cell table:style-name="Cell13">
            <text:p text:style-name="P36"/>
          </table:table-cell>
          <table:table-cell table:style-name="Cell14">
            <text:p text:style-name="P37"/>
          </table:table-cell>
          <table:table-cell table:style-name="Cell15">
            <text:p text:style-name="P38"/>
          </table:table-cell>
          <table:table-cell table:style-name="Cell16">
            <text:p text:style-name="P39"/>
          </table:table-cell>
        </table:table-row>
      </table:table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59_1">Sumário</text:span></text:p>
      <text:p text:style-name="P60"><text:span text:style-name="T60_1"><text:a xlink:type="simple" xlink:href="#h.y1m44gw5ik38"><text:span text:style-name="T60_2">1<text:s/></text:span></text:a></text:span><text:span text:style-name="T60_3"><text:a xlink:type="simple" xlink:href="#h.y1m44gw5ik38"><text:span text:style-name="T60_4">Introdução</text:span></text:a></text:span></text:p>
      <text:p text:style-name="P61"><text:span text:style-name="T61_1"><text:a xlink:type="simple" xlink:href="#h.hep8mht6qp9m"><text:span text:style-name="T61_2">2<text:s/></text:span></text:a></text:span><text:span text:style-name="T61_3"><text:a xlink:type="simple" xlink:href="#h.hep8mht6qp9m"><text:span text:style-name="T61_4">Relatório</text:span></text:a></text:span></text:p>
      <text:p text:style-name="P62"><text:span text:style-name="T62_1"><text:a xlink:type="simple" xlink:href="#h.2fk60lpxlcbg"><text:span text:style-name="T62_2">3<text:s/></text:span></text:a></text:span><text:span text:style-name="T62_3"><text:a xlink:type="simple" xlink:href="#h.2fk60lpxlcbg"><text:span text:style-name="T62_4">Conclusão</text:span></text:a></text:span></text:p>
      <text:h text:style-name="P63" text:outline-level="10"><text:bookmark-start text:name="h.o4s552ewva3n"/><text:bookmark-end text:name="h.o4s552ewva3n"/></text:h>
      <text:h text:style-name="P64" text:outline-level="10"><text:bookmark-start text:name="h.j35rvoom68qg"/><text:bookmark-end text:name="h.j35rvoom68qg"/></text:h>
      <text:h text:style-name="P65" text:outline-level="10"><text:bookmark-start text:name="h.7mj80440jq4p"/><text:bookmark-end text:name="h.7mj80440jq4p"/></text:h>
      <text:h text:style-name="P66" text:outline-level="10"><text:bookmark-start text:name="h.y9t55wscc5xu"/><text:bookmark-end text:name="h.y9t55wscc5xu"/></text:h>
      <text:h text:style-name="P67" text:outline-level="10"><text:bookmark-start text:name="h.grv9tjdh8e0f"/><text:bookmark-end text:name="h.grv9tjdh8e0f"/></text:h>
      <text:h text:style-name="P68" text:outline-level="10"><text:bookmark-start text:name="h.8srjo8p81t8t"/><text:bookmark-end text:name="h.8srjo8p81t8t"/></text:h>
      <text:h text:style-name="P69" text:outline-level="10"><text:bookmark-start text:name="h.d3fnispb410r"/><text:bookmark-end text:name="h.d3fnispb410r"/></text:h>
      <text:h text:style-name="P70" text:outline-level="10"><text:bookmark-start text:name="h.l334rh1ot9a2"/><text:bookmark-end text:name="h.l334rh1ot9a2"/></text:h>
      <text:h text:style-name="P71" text:outline-level="10"><text:bookmark-start text:name="h.5zzvtu8ftkwc"/><text:bookmark-end text:name="h.5zzvtu8ftkwc"/></text:h>
      <text:h text:style-name="P72" text:outline-level="10"><text:bookmark-start text:name="h.ucqztr44jnw"/><text:bookmark-end text:name="h.ucqztr44jnw"/></text:h>
      <text:h text:style-name="P73" text:outline-level="10"><text:bookmark-start text:name="h.ig1gl7yl67h1"/><text:bookmark-end text:name="h.ig1gl7yl67h1"/></text:h>
      <text:h text:style-name="P74" text:outline-level="10"><text:bookmark-start text:name="h.1dlng8xmz5am"/><text:bookmark-end text:name="h.1dlng8xmz5am"/></text:h>
      <text:h text:style-name="P75" text:outline-level="10"><text:bookmark-start text:name="h.v61389nojl0l"/><text:bookmark-end text:name="h.v61389nojl0l"/></text:h>
      <text:h text:style-name="P76" text:outline-level="10"><text:bookmark-start text:name="h.y1m44gw5ik38"/><text:bookmark-end text:name="h.y1m44gw5ik38"/><text:span text:style-name="T76_1">1<text:s/></text:span><text:span text:style-name="T76_2">Introdução</text:span></text:h>
      <text:p text:style-name="P77"><text:span text:style-name="T77_1"><text:tab/></text:span><text:span text:style-name="T77_2">Introdução</text:span><text:span text:style-name="T77_3"><text:s/></text:span><text:span text:style-name="T77_4">do</text:span><text:span text:style-name="T77_5"><text:s/></text:span><text:span text:style-name="T77_6">relatório</text:span><text:span text:style-name="T77_7">,<text:s/></text:span><text:span text:style-name="T77_8">descrevendo</text:span><text:span text:style-name="T77_9"><text:s/></text:span><text:span text:style-name="T77_10">a</text:span><text:span text:style-name="T77_11"><text:s/></text:span><text:span text:style-name="T77_12">importância</text:span><text:span text:style-name="T77_13"><text:s/></text:span><text:span text:style-name="T77_14">do</text:span><text:span text:style-name="T77_15"><text:s/></text:span><text:span text:style-name="T77_16">Sonar</text:span><text:span text:style-name="T77_17"><text:s/></text:span><text:span text:style-name="T77_18">e</text:span><text:span text:style-name="T77_19"><text:s/></text:span><text:span text:style-name="T77_20">suas</text:span><text:span text:style-name="T77_21"><text:s/></text:span><text:span text:style-name="T77_22">utilidades</text:span><text:span text:style-name="T77_23">.</text:span></text:p>
      <text:h text:style-name="P78" text:outline-level="10"><text:bookmark-start text:name="h.hep8mht6qp9m"/><text:bookmark-end text:name="h.hep8mht6qp9m"/><text:span text:style-name="T78_1">2<text:s/></text:span><text:span text:style-name="T78_2">Relatório</text:span></text:h>
      <text:p text:style-name="P79"><text:span text:style-name="T79_1">Relatório</text:span><text:span text:style-name="T79_2"><text:s/></text:span><text:span text:style-name="T79_3">propriamente</text:span><text:span text:style-name="T79_4"><text:s/></text:span><text:span text:style-name="T79_5">dito</text:span><text:span text:style-name="T79_6">,<text:s/></text:span><text:span text:style-name="T79_7">com</text:span><text:span text:style-name="T79_8"><text:s/></text:span><text:span text:style-name="T79_9">informações</text:span><text:span text:style-name="T79_10"><text:s/></text:span><text:span text:style-name="T79_11">coletadas</text:span><text:span text:style-name="T79_12"><text:s/></text:span><text:span text:style-name="T79_13">após</text:span><text:span text:style-name="T79_14"><text:s/></text:span><text:span text:style-name="T79_15">a</text:span><text:span text:style-name="T79_16"><text:s/></text:span><text:span text:style-name="T79_17">execução</text:span><text:span text:style-name="T79_18"><text:s/></text:span><text:span text:style-name="T79_19">do</text:span><text:span text:style-name="T79_20"><text:s/></text:span><text:span text:style-name="T79_21">Sonar</text:span><text:span text:style-name="T79_22">.</text:span></text:p>
      <text:h text:style-name="P80" text:outline-level="10"><text:bookmark-start text:name="h.2fk60lpxlcbg"/><text:bookmark-end text:name="h.2fk60lpxlcbg"/><text:span text:style-name="T80_1">3<text:s/></text:span><text:span text:style-name="T80_2">Conclusão</text:span></text:h>
      <text:p text:style-name="P81"><text:span text:style-name="T81_1"><text:tab/></text:span><text:span text:style-name="T81_2">Conclusões</text:span><text:span text:style-name="T81_3"><text:s/></text:span><text:span text:style-name="T81_4">e</text:span><text:span text:style-name="T81_5"><text:s/></text:span><text:span text:style-name="T81_6">possíveis</text:span><text:span text:style-name="T81_7"><text:s/></text:span><text:span text:style-name="T81_8">interpretações</text:span><text:span text:style-name="T81_9"><text:s/></text:span><text:span text:style-name="T81_10">das</text:span><text:span text:style-name="T81_11"><text:s/></text:span><text:span text:style-name="T81_12">informações</text:span><text:span text:style-name="T81_13"><text:s/></text:span><text:span text:style-name="T81_14">geradas</text:span><text:span text:style-name="T81_15"><text:s/></text:span><text:span text:style-name="T81_16">pelo</text:span><text:span text:style-name="T81_17"><text:s/></text:span><text:span text:style-name="T81_18">Sonar</text:span><text:span text:style-name="T81_19"><text:s/></text:span><text:span text:style-name="T81_20">após</text:span><text:span text:style-name="T81_21"><text:s/></text:span><text:span text:style-name="T81_22">a</text:span><text:span text:style-name="T81_23"><text:s/></text:span><text:span text:style-name="T81_24">sua</text:span><text:span text:style-name="T81_25"><text:s/></text:span><text:span text:style-name="T81_26">execução</text:span><text:span text:style-name="T81_2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bottom="0cm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4.42cm"/>
    </style:style>
    <style:style style:name="Column2" style:family="table-column">
      <style:table-column-properties style:column-width="2.56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break-before="auto" fo:line-height="100%" fo:margin-bottom="0cm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TEMPL</text:span><text:span text:style-name="T4_4">_</text:span><text:span text:style-name="T4_5">TemplateRelatorioSonar</text:span><text:span text:style-name="T4_6"><text:s/></text:span><text:span text:style-name="T4_7">Versão</text:span><text:span text:style-name="T4_8"><text:s/>0.1</text:span></text:p>
            </table:table-cell>
            <table:table-cell table:style-name="Cell2">
              <text:p text:style-name="P5"><draw:frame svg:x="0cm" svg:y="0cm" svg:width="2.117cm" svg:height="1.588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